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paragraph-rsid="0003233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paragraph-rsid="001e9bb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3233b" officeooo:paragraph-rsid="0003233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20719" officeooo:paragraph-rsid="0019fee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2pt" fo:font-weight="normal" officeooo:rsid="0003233b" officeooo:paragraph-rsid="0003233b" style:font-size-asian="19.25pt" style:font-weight-asian="normal" style:font-size-complex="22pt" style:font-weight-complex="normal"/>
    </style:style>
    <style:style style:name="P6" style:family="paragraph" style:parent-style-name="Footer">
      <style:text-properties officeooo:paragraph-rsid="00290c91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officeooo:rsid="00276ddd" officeooo:paragraph-rsid="00276ddd" style:font-size-asian="19.25pt" style:font-weight-asian="bold" style:font-size-complex="22pt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3233b"/>
    </style:style>
    <style:style style:name="T2" style:family="text">
      <style:text-properties officeooo:rsid="0004e069"/>
    </style:style>
    <style:style style:name="T3" style:family="text">
      <style:text-properties officeooo:rsid="000699ea"/>
    </style:style>
    <style:style style:name="T4" style:family="text">
      <style:text-properties fo:font-size="14pt" style:text-underline-style="solid" style:text-underline-width="auto" style:text-underline-color="font-color" fo:font-weight="bold" officeooo:rsid="001bc0a4" style:font-size-asian="14pt" style:font-weight-asian="bold" style:font-size-complex="14pt" style:font-weight-complex="bold"/>
    </style:style>
    <style:style style:name="T5" style:family="text">
      <style:text-properties fo:font-size="14pt" style:text-underline-style="none" fo:font-weight="bold" officeooo:rsid="001bc0a4" style:font-size-asian="14pt" style:font-weight-asian="bold" style:font-size-complex="14pt" style:font-weight-complex="bold"/>
    </style:style>
    <style:style style:name="T6" style:family="text">
      <style:text-properties style:text-underline-style="none" officeooo:rsid="001e9bb4"/>
    </style:style>
    <style:style style:name="T7" style:family="text">
      <style:text-properties officeooo:rsid="002875d4"/>
    </style:style>
    <style:style style:name="T8" style:family="text">
      <style:text-properties officeooo:rsid="00290c91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 text:track-changes="false">
        <text:changed-region text:id="ct153084496">
          <text:insertion>
            <office:change-info>
              <dc:creator>Autor desconhecido</dc:creator>
              <dc:date>2012-01-08T02:15:00</dc:date>
            </office:change-info>
          </text:insertion>
        </text:changed-region>
        <text:changed-region text:id="ct153087584">
          <text:insertion>
            <office:change-info>
              <dc:creator>Autor desconhecido</dc:creator>
              <dc:date>2011-12-14T13:06:00</dc:date>
            </office:change-info>
          </text:insertion>
        </text:changed-region>
        <text:changed-region text:id="ct153089736">
          <text:insertion>
            <office:change-info>
              <dc:creator>Autor desconhecido</dc:creator>
              <dc:date>2012-01-08T02:16:00</dc:date>
            </office:change-info>
          </text:insertion>
        </text:changed-region>
        <text:changed-region text:id="ct153099112">
          <text:insertion>
            <office:change-info>
              <dc:creator>Autor desconhecido</dc:creator>
              <dc:date>2011-12-26T13:19:00</dc:date>
            </office:change-info>
          </text:insertion>
        </text:changed-region>
        <text:changed-region text:id="ct153086696">
          <text:insertion>
            <office:change-info>
              <dc:creator>Autor desconhecido</dc:creator>
              <dc:date>2011-12-26T13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change-start text:change-id="ct153084496"/>projectName<text:change-end text:change-id="ct153084496"/></text:p>
      <text:p text:style-name="P5">Relatório de erros no Banco de Dados</text:p>
      <text:p text:style-name="P5"/>
      <text:p text:style-name="P1"><text:span text:style-name="T1"><text:tab/>Ao executar os testes do Hudson no dia </text:span><text:change-start text:change-id="ct153087584"/><text:span text:style-name="T2">dataExecucao</text:span><text:change-end text:change-id="ct153087584"/><text:span text:style-name="T1">, </text:span><text:span text:style-name="T3">revisão </text:span><text:change-start text:change-id="ct153089736"/><text:span text:style-name="T7">revision</text:span><text:change-end text:change-id="ct153089736"/><text:span text:style-name="T3">, </text:span><text:span text:style-name="T1">os seguintes erros em relação aos scripts do banco de dados foram relatados pela aplicação:</text:span></text:p>
      <text:p text:style-name="P3"/>
      <text:section text:style-name="Sect1" text:name="Seção1">
        <text:p text:style-name="P2"><text:span text:style-name="T5"><office:annotation><dc:creator>Autor desconhecido</dc:creator><dc:date>2011-12-26T13:22:29</dc:date><text:p text:style-name="P8"><text:span text:style-name="T9">do section for obj in objetosSQL</text:span></text:p></office:annotation></text:span><text:span text:style-name="T5">Arquivo </text:span><text:change-start text:change-id="ct153099112"/><text:span text:style-name="T4">obj['nomeArquivo']</text:span><text:change-end text:change-id="ct153099112"/><text:span text:style-name="T5">:</text:span></text:p>
        <text:p text:style-name="P2"><text:span text:style-name="T6"><office:annotation><dc:creator>Autor desconhecido</dc:creator><dc:date>2011-12-26T13:21:27</dc:date><text:p text:style-name="P8"><text:span text:style-name="T10">do text for linha in obj['erros']</text:span></text:p></office:annotation></text:span><text:change-start text:change-id="ct153086696"/><text:span text:style-name="T6">linha</text:span><text:change-end text:change-id="ct153086696"/></text:p>
      </text:section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90c91"/>
    </style:style>
    <style:style style:name="MT1" style:family="text">
      <style:text-properties officeooo:rsid="00290c9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ab/>Database Report<text:tab/>Page </text:span><text:span text:style-name="MT1"><text:page-number text:select-page="current">1</text:page-number></text:span><text:span text:style-name="MT1"> of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4T13:02:11</meta:creation-date>
    <dc:date>2012-01-10T03:02:37</dc:date>
    <meta:editing-duration>PT02H58M59S</meta:editing-duration>
    <meta:editing-cycles>37</meta:editing-cycles>
    <meta:generator>OpenOffice.org/3.2$Linux OpenOffice.org_project/320m19$Build-9505</meta:generator>
    <meta:document-statistic meta:table-count="0" meta:image-count="0" meta:object-count="0" meta:page-count="1" meta:paragraph-count="6" meta:word-count="43" meta:character-count="272"/>
  </office:meta>
</office:document-meta>
</file>